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43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office:value-type="string" calcext:value-type="string" table:number-columns-spanned="2" table:number-rows-spanned="1">
            <text:p>Id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 mini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Worker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ap color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3" table:number-columns-spanned="2" table:number-rows-spanned="1"/>
          <table:covered-table-cell table:style-name="ce63"/>
          <table:table-cell table:style-name="ce50" office:value-type="string" calcext:value-type="string" table:number-columns-spanned="2" table:number-rows-spanned="1">
            <text:p>Team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table:number-columns-spanned="2" table:number-rows-spanned="1"/>
          <table:covered-table-cell table:style-name="ce64"/>
          <table:table-cell table:style-name="ce51" office:value-type="string" calcext:value-type="string" table:number-columns-spanned="2" table:number-rows-spanned="1">
            <text:p>Ressource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51" office:value-type="string" calcext:value-type="string" table:number-columns-spanned="2" table:number-rows-spanned="1">
            <text:p>Sound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usic</text:p>
          </table:table-cell>
          <table:covered-table-cell table:style-name="ce6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0" office:value-type="string" calcext:value-type="string" table:number-columns-spanned="2" table:number-rows-spanned="1">
            <text:p>Push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Show</text:p>
          </table:table-cell>
          <table:covered-table-cell table:style-name="ce59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0" table:number-columns-spanned="2" table:number-rows-spanned="1"/>
          <table:covered-table-cell table:style-name="ce59"/>
          <table:table-cell table:style-name="ce50" table:number-columns-spanned="2" table:number-rows-spanned="1"/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to talk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FPS</text:p>
          </table:table-cell>
          <table:covered-table-cell table:style-name="ce60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1" table:number-columns-spanned="2" table:number-rows-spanned="1"/>
          <table:covered-table-cell table:style-name="ce60"/>
          <table:table-cell table:style-name="ce51" table:number-columns-spanned="2" table:number-rows-spanned="1"/>
          <table:covered-table-cell table:style-name="ce60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3"/>
          <table:covered-table-cell table:style-name="ce35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5"/>
          <table:table-cell table:style-name="ce16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4"/>
          <table:covered-table-cell table:style-name="ce36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covered-table-cell table:style-name="ce18"/>
          <table:covered-table-cell table:style-name="ce4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3"/>
          <table:covered-table-cell table:style-name="ce35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" office:value-type="string" calcext:value-type="string" table:number-columns-spanned="2" table:number-rows-spanned="1">
            <text:p>Append/S <text:s/>6</text:p>
          </table:table-cell>
          <table:covered-table-cell table:style-name="ce61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4"/>
          <table:covered-table-cell table:style-name="ce36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6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4" table:style-name="ce9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3"/>
          <table:covered-table-cell table:style-name="ce83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4"/>
          <table:covered-table-cell table:style-name="ce84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61"/>
          <table:table-cell table:style-name="ce16" office:value-type="string" calcext:value-type="string" table:number-columns-spanned="11" table:number-rows-spanned="2">
            <text:p>É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76"/>
          <table:covered-table-cell table:style-name="ce62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Build Styl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learAll</text:p>
          </table:table-cell>
          <table:covered-table-cell table:style-name="ce90"/>
          <table:covered-table-cell table:number-columns-repeated="2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8"/>
          <table:covered-table-cell table:style-name="ce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86" office:value-type="string" calcext:value-type="string" table:number-columns-spanned="2" table:number-rows-spanned="1">
            <text:p>Attack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Scout</text:p>
          </table:table-cell>
          <table:covered-table-cell table:style-name="ce9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7" office:value-type="string" calcext:value-type="string" table:number-columns-spanned="2" table:number-rows-spanned="1">
            <text:p>choose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88" office:value-type="string" calcext:value-type="string" table:number-columns-spanned="2" table:number-rows-spanned="1">
            <text:p>targe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tec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Expand</text:p>
          </table:table-cell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Comm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lete</text:p>
          </table:table-cell>
          <table:covered-table-cell table:style-name="ce9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3"/>
          <table:table-cell table:style-name="ce91" table:number-columns-spanned="9" table:number-rows-spanned="2"/>
          <table:covered-table-cell table:number-columns-repeated="8" table:style-name="ce9"/>
          <table:table-cell table:style-name="ce94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8"/>
          <table:covered-table-cell table:style-name="ce74"/>
          <table:covered-table-cell table:style-name="ce84"/>
          <table:covered-table-cell table:number-columns-repeated="9" table:style-name="ce9"/>
          <table:table-cell table:style-name="ce9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7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18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3:28:40.259832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2-12T23:29:48.916639078</dc:date>
    <meta:editing-duration>PT3H55M58S</meta:editing-duration>
    <meta:editing-cycles>66</meta:editing-cycles>
    <meta:generator>LibreOffice/5.1.6.2.0$Linux_X86_64 LibreOffice_project/10m0$Build-2</meta:generator>
    <meta:print-date>2016-10-30T21:29:01.760157925</meta:print-date>
    <meta:document-statistic meta:table-count="1" meta:cell-count="284" meta:object-count="0"/>
  </office:meta>
</office:document-meta>
</file>